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text/>
            <mn>5</mn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text/>
                    </mrow>
                    <mn>3</mn>
                  </mrow>
                </mrow>
                <mo fence="true" stretchy="false">)</mo>
              </mrow>
              <mn>2</mn>
            </msup>
            <mrow>
              <mn>2</mn>
              <mtext/>
              <msup>
                <mn>5</mn>
                <mn>2</mn>
              </msup>
            </mrow>
          </mfrac>
        </mrow>
      </msup>
    </mrow>
    <annotation encoding="StarMath 5.0">f ( x ) = {1} over {%5 sqrt{2%pi} }e^-{{(x-%3)^2} over {2%5^2}}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7:11:21.382602755</meta:creation-date>
    <dc:date>2018-03-11T17:18:02.652863320</dc:date>
    <meta:editing-duration>PT6M44S</meta:editing-duration>
    <meta:editing-cycles>1</meta:editing-cycles>
    <meta:generator>LibreOffice/5.1.6.2$Linux_X86_64 LibreOffice_project/10m0$Build-2</meta:generator>
  </office:meta>
</office:document-meta>
</file>